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9.645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8.631cm"/>
    </style:style>
    <style:style style:name="co9" style:family="table-column">
      <style:table-column-properties fo:break-before="auto" style:column-width="7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4"/>
          <table:table-cell table:number-columns-repeated="7" table:style-name="ce17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6" office:value-type="string" calcext:value-type="string">
            <text:p>한글 제목</text:p>
          </table:table-cell>
          <table:table-cell table:style-name="ce6" office:value-type="string" calcext:value-type="string">
            <text:p>영어 제목</text:p>
          </table:table-cell>
          <table:table-cell table:style-name="ce6" office:value-type="string" calcext:value-type="string">
            <text:p>링크</text:p>
          </table:table-cell>
          <table:table-cell table:style-name="ce6" office:value-type="string" calcext:value-type="string">
            <text:p>출시년도</text:p>
          </table:table-cell>
          <table:table-cell table:style-name="ce6" office:value-type="string" calcext:value-type="string">
            <text:p>장르</text:p>
          </table:table-cell>
          <table:table-cell table:style-name="ce6" office:value-type="string" calcext:value-type="string">
            <text:p>개발사</text:p>
          </table:table-cell>
          <table:table-cell table:style-name="ce6" office:value-type="string" calcext:value-type="string">
            <text:p>퍼블리셔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MINTROCKE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REMIMOR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DOTORI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SUNNY SIDE 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Palm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Al Fin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andyli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number-columns-repeated="7" table:style-name="ce19" office:value-type="string" calcext:value-type="string">
            <text:p>dumm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string" calcext:value-type="string">
            <text:p>2023 Q4 예정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2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r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game_table" table:target-range-address="list.B4:list.C6" table:on-update-keep-styles="true" table:on-update-keep-size="false"/>
        <table:database-range table:name="__Anonymous_Sheet_DB__0" table:target-range-address="list.B2:list.H5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kr.A1:kr.A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00/00/00</text:date>, <text:time style:data-style-name="N2" text:time-value="13:21:32.36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5T13:26:05.888000000</dc:date>
    <meta:editing-duration>PT4H23M38S</meta:editing-duration>
    <meta:editing-cycles>69</meta:editing-cycles>
    <meta:document-statistic meta:table-count="2" meta:cell-count="36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Option Explicit


Const StartY = 2



Function CalculateSheetActiveArea( sheet as Variant ) as Integer
	
	Dim i, j, h as Integer
	
	
	'
	' H
	'
	j = sheet.Rows.Count - 1
	For i = 2 to j
		If sheet.getCellByPosition( 0, i ).String = "" Then
			Exit For
		EndIf
	Next i	
	
	'
	' Return
	'
	CalculateSheetActiveArea = i - 1
	
End Function



Function ExportList( sheet as Variant, active_area_h as Integer, key_index as Integer, sub_index as Integer, pf as Variant )
	
	Dim s as String
    Dim i, j as Integer
    For i = StartY to active_area_h
    
    	'
    	' Check Export Flag
    	'
    	If sheet.getCellByPosition( 0, i ).String = "x" Then
    		GoTo Continue
    	EndIf
    	
    	If sheet.getCellByPosition( key_index, i ).String = "" Then
    		Exit For
    	EndIf
    	
    	s = _
    			"####" _
    		&amp; 	" " _
    		&amp; 	"[" &amp; sheet.getCellByPosition( key_index, i ).String &amp; " | " &amp; sheet.getCellByPosition( sub_index, i ).String &amp; "]( " &amp;  sheet.getCellByPosition( 3, i ).String &amp; " )" _
    		&amp; 	" " _
    		&amp;	"( " _
	    		&amp; 	sheet.getCellByPosition( 4, i ).String _
	    		&amp; 	" | " &amp; sheet.getCellByPosition( 5, i ).String _
	    		&amp; 	" | " &amp; sheet.getCellByPosition( 6, i ).String _
	    		&amp;	" | " &amp; sheet.getCellByPosition( 7, i ).String _
    		&amp; " )"
    	
    	pf.WriteLine( s )
    	'MsgBox( s )
    	
    Continue:
    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me.txt" )
	MsgBox( file_path )
	
	Dim file_system As Variant
	file_system = CreateScriptService("FileSystem")
	
	Dim pf As Variant
	Set pf = file_system.CreateTextFile(file_path, Overwrite := true)
	
	
	'
	'
	'
    Dim sheet as Object
    sheet = ThisComponent.Sheets.getByName( "list" )
    
    
    '
    ' Max X, Y
    '
    Dim active_area_h as Integer
    active_area_h = CalculateSheetActiveArea( sheet )
    MsgBox( active_area_h )
    
    
    '
    ' Export List
    '
    On Error GoTo ErrorEnd
    
	    '
	    ' Write : Korean List
	    '
	    pf.WriteLine( "## 한국어 제목" &amp; Chr( 10 ) )
	    ExportList( sheet, active_area_h, 1, 2, pf )
	    
	    
	    pf.WriteLine( Chr( 10 ) &amp; Chr( 10 ) )
	    
	    
	    '
	    ' Write : Number, English List
	    '
	    pf.WriteLine( "## 숫자, 영어 제목" &amp; Chr( 10 ) )
	    ExportList( sheet, active_area_h, 2, 1, pf )
	    
	    
    	MsgBox( "Success" )
    	
    ErrorEnd:
    
    
    '
    ' File Close
    '
    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